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OLIS GRANADOS, JOSE ELME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IX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OLIS GRANADOS, VICTOR WIL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SOLIS GRANADOS, JOSE ELM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1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7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195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52:1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